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Société par actions simplifiée unipersonnelle (SASU)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18</text:p>
      <text:p text:style-name="P5">object_ref = BOM2308-0013</text:p>
      <text:p text:style-name="P5">object_date_creation = 31/08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testproduct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product</text:p>
            <text:p text:style-name="Table_20_Contents">testproduct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31T15:54:03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